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mbora</text:p>
          </table:table-cell>
          <table:table-cell office:value-type="string" calcext:value-type="string">
            <text:p>eginda osoa</text:p>
          </table:table-cell>
          <table:table-cell office:value-type="string" calcext:value-type="string">
            <text:p>atera</text:p>
          </table:table-cell>
          <table:table-cell office:value-type="string" calcext:value-type="string">
            <text:p>%egind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rimera cru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segunda del camino do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ra curva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 segunda del camino do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table:style-name="ce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imera curva x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4:07:33.319411825</meta:creation-date>
    <dc:date>2024-11-06T14:34:04.061590293</dc:date>
    <meta:editing-duration>PT6M10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